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2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2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BASIC – single_rounds_rev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21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9:01:39.89453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9:03:24.167054994</dc:date>
    <meta:editing-duration>P1DT15H54M4S</meta:editing-duration>
    <meta:editing-cycles>274</meta:editing-cycles>
    <meta:generator>LibreOffice/5.1.6.2$Linux_X86_64 LibreOffice_project/10m0$Build-2</meta:generator>
    <meta:document-statistic meta:table-count="3" meta:cell-count="2519" meta:object-count="0"/>
  </office:meta>
</office:document-meta>
</file>